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SELECT pat_ID, Ward_num FROM Patient;</text:p>
      <text:p text:style-name="Standard">+--------+----------+</text:p>
      <text:p text:style-name="Standard">| pat_ID | Ward_num |</text:p>
      <text:p text:style-name="Standard">+--------+----------+</text:p>
      <text:p text:style-name="Standard">| <text:s text:c="2"/>1006 | <text:s text:c="6"/>10 |</text:p>
      <text:p text:style-name="Standard">| <text:s text:c="2"/>1008 | <text:s text:c="6"/>20 |</text:p>
      <text:p text:style-name="Standard">| <text:s text:c="2"/>1013 | <text:s text:c="6"/>20 |</text:p>
      <text:p text:style-name="Standard">| <text:s text:c="2"/>1001 | <text:s text:c="6"/>30 |</text:p>
      <text:p text:style-name="Standard">| <text:s text:c="2"/>1002 | <text:s text:c="6"/>30 |</text:p>
      <text:p text:style-name="Standard">| <text:s text:c="2"/>1004 | <text:s text:c="6"/>30 |</text:p>
      <text:p text:style-name="Standard">| <text:s text:c="2"/>1005 | <text:s text:c="6"/>30 |</text:p>
      <text:p text:style-name="Standard">| <text:s text:c="2"/>1011 | <text:s text:c="6"/>30 |</text:p>
      <text:p text:style-name="Standard">| <text:s text:c="2"/>1012 | <text:s text:c="6"/>30 |</text:p>
      <text:p text:style-name="Standard">| <text:s text:c="2"/>1003 | <text:s text:c="6"/>40 |</text:p>
      <text:p text:style-name="Standard">| <text:s text:c="2"/>1010 | <text:s text:c="6"/>40 |</text:p>
      <text:p text:style-name="Standard">| <text:s text:c="2"/>1007 | <text:s text:c="6"/>50 |</text:p>
      <text:p text:style-name="Standard">| <text:s text:c="2"/>1009 | <text:s text:c="6"/>60 |</text:p>
      <text:p text:style-name="Standard">+--------+----------+</text:p>
      <text:p text:style-name="Standard">13 rows in set (0.03 sec)</text:p>
      <text:p text:style-name="Standard"/>
      <text:p text:style-name="Standard">mysql&gt; select distinct Field_of_specialization from Physician_Speciality;</text:p>
      <text:p text:style-name="Standard">+---------------------------+</text:p>
      <text:p text:style-name="Standard">| Field_of_specialization <text:s text:c="2"/>|</text:p>
      <text:p text:style-name="Standard">+---------------------------+</text:p>
      <text:p text:style-name="Standard">| Cardiology <text:s text:c="15"/>|</text:p>
      <text:p text:style-name="Standard">| Internal Medicine <text:s text:c="8"/>|</text:p>
      <text:p text:style-name="Standard">| Pediatrics <text:s text:c="15"/>|</text:p>
      <text:p text:style-name="Standard">| Interventional Cardiology |</text:p>
      <text:p text:style-name="Standard">| General Medicine <text:s text:c="9"/>|</text:p>
      <text:p text:style-name="Standard">| Neurology <text:s text:c="16"/>|</text:p>
      <text:p text:style-name="Standard">| Neurosurgery <text:s text:c="13"/>|</text:p>
      <text:p text:style-name="Standard">| Dermatology <text:s text:c="14"/>|</text:p>
      <text:p text:style-name="Standard">| Orthopedics <text:s text:c="14"/>|</text:p>
      <text:p text:style-name="Standard">+---------------------------+</text:p>
      <text:p text:style-name="Standard">9 rows in set (0.04 sec)</text:p>
      <text:p text:style-name="Standard"/>
      <text:p text:style-name="Standard">mysql&gt; select ph.* from Physician ph JOIN Physician_Speciality ps ON ph.Phy_ID=ps.Phy_ID where LENGTH(ps.Field_of_Specialization)&lt;5;</text:p>
      <text:p text:style-name="Standard">Empty set (0.03 sec)</text:p>
      <text:p text:style-name="Standard"/>
      <text:p text:style-name="Standard">mysql&gt; UPDATE Physician_Speciality</text:p>
      <text:p text:style-name="Standard"><text:s text:c="4"/>-&gt; SET Field_of_Specialization = 'ENT'</text:p>
      <text:p text:style-name="Standard"><text:s text:c="4"/>-&gt; WHERE Phy_ID = 1;</text:p>
      <text:p text:style-name="Standard">ERROR 1062 (23000): Duplicate entry '1-ENT' for key 'Physician_Speciality.PRIMARY'</text:p>
      <text:p text:style-name="Standard">mysql&gt; UPDATE Physician_Speciality</text:p>
      <text:p text:style-name="Standard"><text:s text:c="4"/>-&gt; SET Field_of_Specialization = 'ENT'</text:p>
      <text:p text:style-name="Standard"><text:s text:c="4"/>-&gt; WHERE Phy_ID = 1 </text:p>
      <text:p text:style-name="Standard"><text:s text:c="4"/>-&gt; <text:s text:c="2"/>AND Field_of_Specialization = 'Cardiology';</text:p>
      <text:p text:style-name="Standard">Query OK, 1 row affected (0.12 sec)</text:p>
      <text:p text:style-name="Standard">Rows matched: 1 <text:s/>Changed: 1 <text:s/>Warnings: 0</text:p>
      <text:p text:style-name="Standard"/>
      <text:p text:style-name="Standard"><text:soft-page-break/>mysql&gt; select ph.* from Physician ph JOIN Physician_Speciality ps ON ph.Phy_ID=ps.Phy_ID where LENGTH(ps.Field_of_Specialization)&lt;5;</text:p>
      <text:p text:style-name="Standard">+--------+-----------+-----------+---------------+----------+--------+</text:p>
      <text:p text:style-name="Standard">| Phy_ID | Phy_fname | phy_Lname | address <text:s text:c="6"/>| salary <text:s text:c="2"/>| Degree |</text:p>
      <text:p text:style-name="Standard">+--------+-----------+-----------+---------------+----------+--------+</text:p>
      <text:p text:style-name="Standard">| <text:s text:c="5"/>1 | Rajesh <text:s text:c="3"/>| Sreekumar | Kochi, Kerala | 75000.00 | MD <text:s text:c="4"/>|</text:p>
      <text:p text:style-name="Standard">+--------+-----------+-----------+---------------+----------+--------+</text:p>
      <text:p text:style-name="Standard">1 row in set (0.00 sec)</text:p>
      <text:p text:style-name="Standard"/>
      <text:p text:style-name="Standard">mysql&gt; select * from Physician;</text:p>
      <text:p text:style-name="Standard">+--------+-----------+-----------+----------------------+----------+--------+</text:p>
      <text:p text:style-name="Standard">| Phy_ID | Phy_fname | phy_Lname | address <text:s text:c="13"/>| salary <text:s text:c="2"/>| Degree |</text:p>
      <text:p text:style-name="Standard">+--------+-----------+-----------+----------------------+----------+--------+</text:p>
      <text:p text:style-name="Standard">| <text:s text:c="5"/>1 | Rajesh <text:s text:c="3"/>| Sreekumar | Kochi, Kerala <text:s text:c="7"/>| 75000.00 | MD <text:s text:c="4"/>|</text:p>
      <text:p text:style-name="Standard">| <text:s text:c="5"/>2 | Priya <text:s text:c="4"/>| Nair <text:s text:c="5"/>| Trivandrum, Kerala <text:s text:c="2"/>| 60000.00 | MBBS <text:s text:c="2"/>|</text:p>
      <text:p text:style-name="Standard">| <text:s text:c="5"/>3 | Suresh <text:s text:c="3"/>| Pillai <text:s text:c="3"/>| Kochi, Kerala <text:s text:c="7"/>| 80000.00 | MD <text:s text:c="4"/>|</text:p>
      <text:p text:style-name="Standard">| <text:s text:c="5"/>4 | Deepa <text:s text:c="4"/>| Menon <text:s text:c="4"/>| Calicut, Kerala <text:s text:c="5"/>| 55000.00 | MBBS <text:s text:c="2"/>|</text:p>
      <text:p text:style-name="Standard">| <text:s text:c="5"/>5 | Anil <text:s text:c="5"/>| Kumar <text:s text:c="4"/>| Bangalore, Karnataka | 90000.00 | DM <text:s text:c="4"/>|</text:p>
      <text:p text:style-name="Standard">| <text:s text:c="5"/>6 | Sreeja <text:s text:c="3"/>| Ravi <text:s text:c="5"/>| Kochi, Kerala <text:s text:c="7"/>| 65000.00 | MD <text:s text:c="4"/>|</text:p>
      <text:p text:style-name="Standard">| <text:s text:c="5"/>7 | Manoj <text:s text:c="4"/>| Varma <text:s text:c="4"/>| Trivandrum, Kerala <text:s text:c="2"/>| 72000.00 | MS <text:s text:c="4"/>|</text:p>
      <text:p text:style-name="Standard">| <text:s text:c="5"/>8 | Divya <text:s text:c="4"/>| Sreekumar | Kochi, Kerala <text:s text:c="7"/>| 58000.00 | MBBS <text:s text:c="2"/>|</text:p>
      <text:p text:style-name="Standard">+--------+-----------+-----------+----------------------+----------+--------+</text:p>
      <text:p text:style-name="Standard">8 rows in set (0.00 sec)</text:p>
      <text:p text:style-name="Standard"/>
      <text:p text:style-name="Standard">mysql&gt; select * from Field_of_Specialization;</text:p>
      <text:p text:style-name="Standard">ERROR 1146 (42S02): Table 'fifth.Field_of_Specialization' doesn't exist</text:p>
      <text:p text:style-name="Standard">mysql&gt; select * from Physician_speciality;</text:p>
      <text:p text:style-name="Standard">ERROR 1146 (42S02): Table 'fifth.Physician_speciality' doesn't exist</text:p>
      <text:p text:style-name="Standard">mysql&gt; select * from Physician_Speciality;</text:p>
      <text:p text:style-name="Standard">+--------+---------------------------+</text:p>
      <text:p text:style-name="Standard">| Phy_ID | Field_of_specialization <text:s text:c="2"/>|</text:p>
      <text:p text:style-name="Standard">+--------+---------------------------+</text:p>
      <text:p text:style-name="Standard">| <text:s text:c="5"/>1 | ENT <text:s text:c="22"/>|</text:p>
      <text:p text:style-name="Standard">| <text:s text:c="5"/>1 | Internal Medicine <text:s text:c="8"/>|</text:p>
      <text:p text:style-name="Standard">| <text:s text:c="5"/>2 | Pediatrics <text:s text:c="15"/>|</text:p>
      <text:p text:style-name="Standard">| <text:s text:c="5"/>3 | Cardiology <text:s text:c="15"/>|</text:p>
      <text:p text:style-name="Standard">| <text:s text:c="5"/>3 | Interventional Cardiology |</text:p>
      <text:p text:style-name="Standard">| <text:s text:c="5"/>4 | General Medicine <text:s text:c="9"/>|</text:p>
      <text:p text:style-name="Standard">| <text:s text:c="5"/>5 | Neurology <text:s text:c="16"/>|</text:p>
      <text:p text:style-name="Standard">| <text:s text:c="5"/>5 | Neurosurgery <text:s text:c="13"/>|</text:p>
      <text:p text:style-name="Standard">| <text:s text:c="5"/>6 | Dermatology <text:s text:c="14"/>|</text:p>
      <text:p text:style-name="Standard">| <text:s text:c="5"/>7 | Orthopedics <text:s text:c="14"/>|</text:p>
      <text:p text:style-name="Standard">| <text:s text:c="5"/>8 | General Medicine <text:s text:c="9"/>|</text:p>
      <text:p text:style-name="Standard">+--------+---------------------------+</text:p>
      <text:p text:style-name="Standard">11 rows in set (0.00 sec)</text:p>
      <text:p text:style-name="Standard"/>
      <text:p text:style-name="Standard">mysql&gt; select ph.* from Physician ph JOIN Physician_Speciality ps ON ph.Phy_ID=ps.Phy_ID where LENGTH(ps.Field_of_Specialization)&lt;5;</text:p>
      <text:p text:style-name="Standard">+--------+-----------+-----------+---------------+----------+--------+</text:p>
      <text:p text:style-name="Standard">| Phy_ID | Phy_fname | phy_Lname | address <text:s text:c="6"/>| salary <text:s text:c="2"/>| Degree |</text:p>
      <text:p text:style-name="Standard">+--------+-----------+-----------+---------------+----------+--------+</text:p>
      <text:p text:style-name="Standard">| <text:s text:c="5"/>1 | Rajesh <text:s text:c="3"/>| Sreekumar | Kochi, Kerala | 75000.00 | MD <text:s text:c="4"/>|</text:p>
      <text:p text:style-name="Standard"><text:soft-page-break/>+--------+-----------+-----------+---------------+----------+--------+</text:p>
      <text:p text:style-name="Standard">1 row in set (0.00 sec)</text:p>
      <text:p text:style-name="Standard"/>
      <text:p text:style-name="Standard">mysql&gt; select concat (Phy_fname ,' ' ,phy_lname) as Physician_name ,salary as month salary from Physician;</text:p>
      <text:p text:style-name="Standard">ERROR 1064 (42000): You have an error in your SQL syntax; check the manual that corresponds to your MySQL server version for the right syntax to use near 'salary from Physician' at line 1</text:p>
      <text:p text:style-name="Standard">mysql&gt; select concat (Phy_fname ,' ' ,phy_lname) as Physician_name ,salary as monthsalary from Physician;</text:p>
      <text:p text:style-name="Standard">+------------------+-------------+</text:p>
      <text:p text:style-name="Standard">| Physician_name <text:s text:c="2"/>| monthsalary |</text:p>
      <text:p text:style-name="Standard">+------------------+-------------+</text:p>
      <text:p text:style-name="Standard">| Rajesh Sreekumar | <text:s text:c="3"/>75000.00 |</text:p>
      <text:p text:style-name="Standard">| Priya Nair <text:s text:c="6"/>| <text:s text:c="3"/>60000.00 |</text:p>
      <text:p text:style-name="Standard">| Suresh Pillai <text:s text:c="3"/>| <text:s text:c="3"/>80000.00 |</text:p>
      <text:p text:style-name="Standard">| Deepa Menon <text:s text:c="5"/>| <text:s text:c="3"/>55000.00 |</text:p>
      <text:p text:style-name="Standard">| Anil Kumar <text:s text:c="6"/>| <text:s text:c="3"/>90000.00 |</text:p>
      <text:p text:style-name="Standard">| Sreeja Ravi <text:s text:c="5"/>| <text:s text:c="3"/>65000.00 |</text:p>
      <text:p text:style-name="Standard">| Manoj Varma <text:s text:c="5"/>| <text:s text:c="3"/>72000.00 |</text:p>
      <text:p text:style-name="Standard">| Divya Sreekumar <text:s/>| <text:s text:c="3"/>58000.00 |</text:p>
      <text:p text:style-name="Standard">+------------------+-------------+</text:p>
      <text:p text:style-name="Standard">8 rows in set (0.00 sec)</text:p>
      <text:p text:style-name="Standard"/>
      <text:p text:style-name="Standard">mysql&gt; 9999999999</text:p>
      <text:p text:style-name="Standard"><text:s text:c="4"/>-&gt; ;</text:p>
      <text:p text:style-name="Standard">ERROR 1064 (42000): You have an error in your SQL syntax; check the manual that corresponds to your MySQL server version for the right syntax to use near '9999999999' at line 1</text:p>
      <text:p text:style-name="Standard">mysql&gt; select concat (nurse_fname,' ',nurse_lname) as nurse_name,shift from Nurse;</text:p>
      <text:p text:style-name="Standard">+------------------+---------+</text:p>
      <text:p text:style-name="Standard">| nurse_name <text:s text:c="6"/>| shift <text:s text:c="2"/>|</text:p>
      <text:p text:style-name="Standard">+------------------+---------+</text:p>
      <text:p text:style-name="Standard">| Anitha Raju <text:s text:c="5"/>| Morning |</text:p>
      <text:p text:style-name="Standard">| Beena Kumar <text:s text:c="5"/>| Evening |</text:p>
      <text:p text:style-name="Standard">| Celine Thomas <text:s text:c="3"/>| Night <text:s text:c="2"/>|</text:p>
      <text:p text:style-name="Standard">| Daisy George <text:s text:c="4"/>| Morning |</text:p>
      <text:p text:style-name="Standard">| Elizabeth Mathew | Evening |</text:p>
      <text:p text:style-name="Standard">| Fatima Ali <text:s text:c="6"/>| Night <text:s text:c="2"/>|</text:p>
      <text:p text:style-name="Standard">| Grace Joseph <text:s text:c="4"/>| Morning |</text:p>
      <text:p text:style-name="Standard">| Helen Paul <text:s text:c="6"/>| Evening |</text:p>
      <text:p text:style-name="Standard">+------------------+---------+</text:p>
      <text:p text:style-name="Standard">8 rows in set (0.02 sec)</text:p>
      <text:p text:style-name="Standard"/>
      <text:p text:style-name="Standard">mysql&gt; 111 ;</text:p>
      <text:p text:style-name="Standard">ERROR 1064 (42000): You have an error in your SQL syntax; check the manual that corresponds to your MySQL server version for the right syntax to use near '111' at line 1</text:p>
      <text:p text:style-name="Standard">mysql&gt; 11;</text:p>
      <text:p text:style-name="Standard">ERROR 1064 (42000): You have an error in your SQL syntax; check the manual that corresponds to your MySQL server version for the right syntax to use near '11' at line 1</text:p>
      <text:p text:style-name="Standard">mysql&gt; select concat (nurse_fname,' ',nurse_lname) as nurse_name,shift from Nurse;</text:p>
      <text:p text:style-name="Standard">+------------------+---------+</text:p>
      <text:p text:style-name="Standard">| nurse_name <text:s text:c="6"/>| shift <text:s text:c="2"/>|</text:p>
      <text:p text:style-name="Standard">+------------------+---------+</text:p>
      <text:p text:style-name="Standard"><text:soft-page-break/>| Anitha Raju <text:s text:c="5"/>| Morning |</text:p>
      <text:p text:style-name="Standard">| Beena Kumar <text:s text:c="5"/>| Evening |</text:p>
      <text:p text:style-name="Standard">| Celine Thomas <text:s text:c="3"/>| Night <text:s text:c="2"/>|</text:p>
      <text:p text:style-name="Standard">| Daisy George <text:s text:c="4"/>| Morning |</text:p>
      <text:p text:style-name="Standard">| Elizabeth Mathew | Evening |</text:p>
      <text:p text:style-name="Standard">| Fatima Ali <text:s text:c="6"/>| Night <text:s text:c="2"/>|</text:p>
      <text:p text:style-name="Standard">| Grace Joseph <text:s text:c="4"/>| Morning |</text:p>
      <text:p text:style-name="Standard">| Helen Paul <text:s text:c="6"/>| Evening |</text:p>
      <text:p text:style-name="Standard">+------------------+---------+</text:p>
      <text:p text:style-name="Standard">8 rows in set (0.00 sec)</text:p>
      <text:p text:style-name="Standard"/>
      <text:p text:style-name="Standard">mysql&gt; 9;</text:p>
      <text:p text:style-name="Standard">ERROR 1064 (42000): You have an error in your SQL syntax; check the manual that corresponds to your MySQL server version for the right syntax to use near '9' at line 1</text:p>
      <text:p text:style-name="Standard">mysql&gt; select concat (phy_fname,' ',phy_lname) as phy_name from Physician where length(phy_fname)=5;</text:p>
      <text:p text:style-name="Standard">+-----------------+</text:p>
      <text:p text:style-name="Standard">| phy_name <text:s text:c="7"/>|</text:p>
      <text:p text:style-name="Standard">+-----------------+</text:p>
      <text:p text:style-name="Standard">| Priya Nair <text:s text:c="5"/>|</text:p>
      <text:p text:style-name="Standard">| Deepa Menon <text:s text:c="4"/>|</text:p>
      <text:p text:style-name="Standard">| Manoj Varma <text:s text:c="4"/>|</text:p>
      <text:p text:style-name="Standard">| Divya Sreekumar |</text:p>
      <text:p text:style-name="Standard">+-----------------+</text:p>
      <text:p text:style-name="Standard">4 rows in set (0.00 sec)</text:p>
      <text:p text:style-name="Standard"/>
      <text:p text:style-name="Standard">mysql&gt; 10;</text:p>
      <text:p text:style-name="Standard">ERROR 1064 (42000): You have an error in your SQL syntax; check the manual that corresponds to your MySQL server version for the right syntax to use near '10' at line 1</text:p>
      <text:p text:style-name="Standard">mysql&gt; select * from ward;</text:p>
      <text:p text:style-name="Standard">ERROR 1146 (42S02): Table 'fifth.ward' doesn't exist</text:p>
      <text:p text:style-name="Standard">mysql&gt; select * from Ward;</text:p>
      <text:p text:style-name="Standard">+---------+-----------------+------------+----------+--------------+</text:p>
      <text:p text:style-name="Standard">| ward_no | ward_name <text:s text:c="6"/>| No_of_beds | Nurse_id | phone_no <text:s text:c="4"/>|</text:p>
      <text:p text:style-name="Standard">+---------+-----------------+------------+----------+--------------+</text:p>
      <text:p text:style-name="Standard">| <text:s text:c="5"/>10 | General Ward A <text:s/>| <text:s text:c="8"/>30 | <text:s text:c="5"/>101 | 0484-1234567 |</text:p>
      <text:p text:style-name="Standard">| <text:s text:c="5"/>20 | General Ward B <text:s/>| <text:s text:c="8"/>25 | <text:s text:c="5"/>102 | 0484-1234568 |</text:p>
      <text:p text:style-name="Standard">| <text:s text:c="5"/>30 | ICU Cardiac <text:s text:c="4"/>| <text:s text:c="8"/>15 | <text:s text:c="5"/>103 | 0484-1234569 |</text:p>
      <text:p text:style-name="Standard">| <text:s text:c="5"/>40 | Pediatric Ward <text:s/>| <text:s text:c="8"/>20 | <text:s text:c="5"/>104 | 0484-1234570 |</text:p>
      <text:p text:style-name="Standard">| <text:s text:c="5"/>50 | Neurology Ward <text:s/>| <text:s text:c="8"/>18 | <text:s text:c="5"/>105 | 0484-1234571 |</text:p>
      <text:p text:style-name="Standard">| <text:s text:c="5"/>60 | Orthopedic Ward | <text:s text:c="8"/>22 | <text:s text:c="5"/>106 | 0484-1234572 |</text:p>
      <text:p text:style-name="Standard">| <text:s text:c="5"/>70 | Emergency Ward <text:s/>| <text:s text:c="8"/>35 | <text:s text:c="5"/>107 | 0484-1234573 |</text:p>
      <text:p text:style-name="Standard">| <text:s text:c="5"/>80 | Maternity Ward <text:s/>| <text:s text:c="8"/>28 | <text:s text:c="5"/>108 | 0484-1234574 |</text:p>
      <text:p text:style-name="Standard">+---------+-----------------+------------+----------+--------------+</text:p>
      <text:p text:style-name="Standard">8 rows in set (0.02 sec)</text:p>
      <text:p text:style-name="Standard"/>
      <text:p text:style-name="Standard">mysql&gt; select ward_name from ward where ward_name not like 'P%';</text:p>
      <text:p text:style-name="Standard">ERROR 1146 (42S02): Table 'fifth.ward' doesn't exist</text:p>
      <text:p text:style-name="Standard">mysql&gt; select ward_name from Ward where ward_name not like 'P%';</text:p>
      <text:p text:style-name="Standard">+-----------------+</text:p>
      <text:p text:style-name="Standard">| ward_name <text:s text:c="6"/>|</text:p>
      <text:p text:style-name="Standard">+-----------------+</text:p>
      <text:p text:style-name="Standard"><text:soft-page-break/>| General Ward A <text:s/>|</text:p>
      <text:p text:style-name="Standard">| General Ward B <text:s/>|</text:p>
      <text:p text:style-name="Standard">| ICU Cardiac <text:s text:c="4"/>|</text:p>
      <text:p text:style-name="Standard">| Neurology Ward <text:s/>|</text:p>
      <text:p text:style-name="Standard">| Orthopedic Ward |</text:p>
      <text:p text:style-name="Standard">| Emergency Ward <text:s/>|</text:p>
      <text:p text:style-name="Standard">| Maternity Ward <text:s/>|</text:p>
      <text:p text:style-name="Standard">+-----------------+</text:p>
      <text:p text:style-name="Standard">7 rows in set (0.00 sec)</text:p>
      <text:p text:style-name="Standard"/>
      <text:p text:style-name="Standard">mysql&gt; 12;</text:p>
      <text:p text:style-name="Standard">ERROR 1064 (42000): You have an error in your SQL syntax; check the manual that corresponds to your MySQL server version for the right syntax to use near '12' at line 1</text:p>
      <text:p text:style-name="Standard">mysql&gt; select p.* from Patient p join Physician ph on p.phy_id join Physician_Specialityps on ph.phy_id where p.Age&gt;60 and ps.Field_of_Specialization='Cardiology';</text:p>
      <text:p text:style-name="Standard">ERROR 1146 (42S02): Table 'fifth.Physician_Specialityps' doesn't exist</text:p>
      <text:p text:style-name="Standard">mysql&gt; select p.* from Patient p join Physician ph on p.phy_id join Physician_Speciality on ph.phy_id where p.Age&gt;60 and ps.Field_of_Specialization='Cardiology'; </text:p>
      <text:p text:style-name="Standard">ERROR 1054 (42S22): Unknown column 'ps.Field_of_Specialization' in 'where clause'</text:p>
      <text:p text:style-name="Standard">mysql&gt; select p.* from Patient p join Physician ph on p.phy_id=ph.phy_id join Physician_Specialityps on ph.phy_id where p.Age&gt;60 and ps.Field_of_Specialization='Cardiology';</text:p>
      <text:p text:style-name="Standard">ERROR 1146 (42S02): Table 'fifth.Physician_Specialityps' doesn't exist</text:p>
      <text:p text:style-name="Standard">mysql&gt; select p.* from Patient p join Physician ph on p.phy_id=ph.phy_id join Physician_Speciality on ph.phy_id where p.Age&gt;60 and ps.Field_of_Specialization='Cardiology';</text:p>
      <text:p text:style-name="Standard">ERROR 1054 (42S22): Unknown column 'ps.Field_of_Specialization' in 'where clause'</text:p>
      <text:p text:style-name="Standard">mysql&gt; select p.* from Patient p join Physician ph on p.phy_id=ph.phy_id join Physician_Speciality ps <text:s/>on ph.phy_id where p.Age&gt;60 and ps.Field_of_Specialization='Cardiology';</text:p>
      <text:p text:style-name="Standard">+--------+------------+-----------+------+--------+----------+------------+</text:p>
      <text:p text:style-name="Standard">| pat_ID | pat_fname <text:s/>| pat_Lname | Age <text:s/>| phy_id | Ward_num | admit_date |</text:p>
      <text:p text:style-name="Standard">+--------+------------+-----------+------+--------+----------+------------+</text:p>
      <text:p text:style-name="Standard">| <text:s text:c="2"/>1002 | Devi <text:s text:c="6"/>| Prasad <text:s text:c="3"/>| <text:s text:c="2"/>62 | <text:s text:c="5"/>1 | <text:s text:c="6"/>30 | 2024-01-16 |</text:p>
      <text:p text:style-name="Standard">| <text:s text:c="2"/>1005 | Latha <text:s text:c="5"/>| Menon <text:s text:c="4"/>| <text:s text:c="2"/>67 | <text:s text:c="5"/>3 | <text:s text:c="6"/>30 | 2024-01-19 |</text:p>
      <text:p text:style-name="Standard">| <text:s text:c="2"/>1007 | Anjali <text:s text:c="4"/>| Suresh <text:s text:c="3"/>| <text:s text:c="2"/>72 | <text:s text:c="5"/>5 | <text:s text:c="6"/>50 | 2024-01-21 |</text:p>
      <text:p text:style-name="Standard">| <text:s text:c="2"/>1011 | Dinesh <text:s text:c="4"/>| Kumar <text:s text:c="4"/>| <text:s text:c="2"/>65 | <text:s text:c="5"/>1 | <text:s text:c="6"/>30 | 2024-01-25 |</text:p>
      <text:p text:style-name="Standard">| <text:s text:c="2"/>1012 | Saraswathy | Amma <text:s text:c="5"/>| <text:s text:c="2"/>70 | <text:s text:c="5"/>3 | <text:s text:c="6"/>30 | 2024-01-26 |</text:p>
      <text:p text:style-name="Standard">+--------+------------+-----------+------+--------+----------+------------+</text:p>
      <text:p text:style-name="Standard">5 rows in set (0.01 sec)</text:p>
      <text:p text:style-name="Standard"/>
      <text:p text:style-name="Standard">mysql&gt; select * from patient;</text:p>
      <text:p text:style-name="Standard">ERROR 1146 (42S02): Table 'fifth.patient' doesn't exist</text:p>
      <text:p text:style-name="Standard">mysql&gt; select * from Patient;</text:p>
      <text:p text:style-name="Standard">+--------+------------+-----------+------+--------+----------+------------+</text:p>
      <text:p text:style-name="Standard">| pat_ID | pat_fname <text:s/>| pat_Lname | Age <text:s/>| phy_id | Ward_num | admit_date |</text:p>
      <text:p text:style-name="Standard">+--------+------------+-----------+------+--------+----------+------------+</text:p>
      <text:p text:style-name="Standard">| <text:s text:c="2"/>1001 | David <text:s text:c="5"/>| Joseph <text:s text:c="3"/>| <text:s text:c="2"/>45 | <text:s text:c="5"/>1 | <text:s text:c="6"/>30 | 2024-01-15 |</text:p>
      <text:p text:style-name="Standard">| <text:s text:c="2"/>1002 | Devi <text:s text:c="6"/>| Prasad <text:s text:c="3"/>| <text:s text:c="2"/>62 | <text:s text:c="5"/>1 | <text:s text:c="6"/>30 | 2024-01-16 |</text:p>
      <text:p text:style-name="Standard">| <text:s text:c="2"/>1003 | Ramesh <text:s text:c="4"/>| Nair <text:s text:c="5"/>| <text:s text:c="2"/>35 | <text:s text:c="5"/>2 | <text:s text:c="6"/>40 | 2024-01-17 |</text:p>
      <text:p text:style-name="Standard">| <text:s text:c="2"/>1004 | Suresh <text:s text:c="4"/>| Babu <text:s text:c="5"/>| <text:s text:c="2"/>55 | <text:s text:c="5"/>3 | <text:s text:c="6"/>30 | 2024-01-18 |</text:p>
      <text:p text:style-name="Standard">| <text:s text:c="2"/>1005 | Latha <text:s text:c="5"/>| Menon <text:s text:c="4"/>| <text:s text:c="2"/>67 | <text:s text:c="5"/>3 | <text:s text:c="6"/>30 | 2024-01-19 |</text:p>
      <text:p text:style-name="Standard">| <text:s text:c="2"/>1006 | Kiran <text:s text:c="5"/>| Raj <text:s text:c="6"/>| <text:s text:c="2"/>28 | <text:s text:c="5"/>4 | <text:s text:c="6"/>10 | 2024-01-20 |</text:p>
      <text:p text:style-name="Standard">| <text:s text:c="2"/>1007 | Anjali <text:s text:c="4"/>| Suresh <text:s text:c="3"/>| <text:s text:c="2"/>72 | <text:s text:c="5"/>5 | <text:s text:c="6"/>50 | 2024-01-21 |</text:p>
      <text:p text:style-name="Standard"><text:soft-page-break/>| <text:s text:c="2"/>1008 | Thomas <text:s text:c="4"/>| Mathew <text:s text:c="3"/>| <text:s text:c="2"/>50 | <text:s text:c="5"/>6 | <text:s text:c="6"/>20 | 2024-01-22 |</text:p>
      <text:p text:style-name="Standard">| <text:s text:c="2"/>1009 | Deepak <text:s text:c="4"/>| Rao <text:s text:c="6"/>| <text:s text:c="2"/>38 | <text:s text:c="5"/>7 | <text:s text:c="6"/>60 | 2024-01-23 |</text:p>
      <text:p text:style-name="Standard">| <text:s text:c="2"/>1010 | Priya <text:s text:c="5"/>| Das <text:s text:c="6"/>| <text:s text:c="2"/>25 | <text:s text:c="5"/>2 | <text:s text:c="6"/>40 | 2024-01-24 |</text:p>
      <text:p text:style-name="Standard">| <text:s text:c="2"/>1011 | Dinesh <text:s text:c="4"/>| Kumar <text:s text:c="4"/>| <text:s text:c="2"/>65 | <text:s text:c="5"/>1 | <text:s text:c="6"/>30 | 2024-01-25 |</text:p>
      <text:p text:style-name="Standard">| <text:s text:c="2"/>1012 | Saraswathy | Amma <text:s text:c="5"/>| <text:s text:c="2"/>70 | <text:s text:c="5"/>3 | <text:s text:c="6"/>30 | 2024-01-26 |</text:p>
      <text:p text:style-name="Standard">| <text:s text:c="2"/>1013 | Rahul <text:s text:c="5"/>| Dev <text:s text:c="6"/>| <text:s text:c="2"/>40 | <text:s text:c="5"/>2 | <text:s text:c="6"/>20 | 2024-01-27 |</text:p>
      <text:p text:style-name="Standard">+--------+------------+-----------+------+--------+----------+------------+</text:p>
      <text:p text:style-name="Standard">13 rows in set (0.00 sec)</text:p>
      <text:p text:style-name="Standard"/>
      <text:p text:style-name="Standard">mysql&gt; select p.* from Patient p join Physician ph on p.phy_id=ph.phy_id join Physician_Speciality ps <text:s/>on ph.phy_id=ps.phy_id <text:s/>where p.Age&gt;60</text:p>
      <text:p text:style-name="Standard">and ps.Field_of_Specialization='Cardiology';</text:p>
      <text:p text:style-name="Standard">+--------+------------+-----------+------+--------+----------+------------+</text:p>
      <text:p text:style-name="Standard">| pat_ID | pat_fname <text:s/>| pat_Lname | Age <text:s/>| phy_id | Ward_num | admit_date |</text:p>
      <text:p text:style-name="Standard">+--------+------------+-----------+------+--------+----------+------------+</text:p>
      <text:p text:style-name="Standard">| <text:s text:c="2"/>1005 | Latha <text:s text:c="5"/>| Menon <text:s text:c="4"/>| <text:s text:c="2"/>67 | <text:s text:c="5"/>3 | <text:s text:c="6"/>30 | 2024-01-19 |</text:p>
      <text:p text:style-name="Standard">| <text:s text:c="2"/>1012 | Saraswathy | Amma <text:s text:c="5"/>| <text:s text:c="2"/>70 | <text:s text:c="5"/>3 | <text:s text:c="6"/>30 | 2024-01-26 |</text:p>
      <text:p text:style-name="Standard">+--------+------------+-----------+------+--------+----------+------------+</text:p>
      <text:p text:style-name="Standard">2 rows in set (0.01 sec)</text:p>
      <text:p text:style-name="Standard"/>
      <text:p text:style-name="Standard">mysql&gt; 13;</text:p>
      <text:p text:style-name="Standard">ERROR 1064 (42000): You have an error in your SQL syntax; check the manual that corresponds to your MySQL server version for the right syntax to use near '13' at line 1</text:p>
      <text:p text:style-name="Standard">mysql&gt; select ward_name from Ward where No_of_beds &gt;25;</text:p>
      <text:p text:style-name="Standard">+----------------+</text:p>
      <text:p text:style-name="Standard">| ward_name <text:s text:c="5"/>|</text:p>
      <text:p text:style-name="Standard">+----------------+</text:p>
      <text:p text:style-name="Standard">| General Ward A |</text:p>
      <text:p text:style-name="Standard">| Emergency Ward |</text:p>
      <text:p text:style-name="Standard">| Maternity Ward |</text:p>
      <text:p text:style-name="Standard">+----------------+</text:p>
      <text:p text:style-name="Standard">3 rows in set (0.00 sec)</text:p>
      <text:p text:style-name="Standard"/>
      <text:p text:style-name="Standard">mysql&gt; select concat (p.pat_fname,' ',p._lname) as patient_name,concat (ph.pat_fname,' ',ph._lname) as physician_name ,w.ward_name from Patient p join Physician <text:s/>ph on p.phy_id = ph.phy_id join Ward w on p.ward_name=w.ward_no;</text:p>
      <text:p text:style-name="Standard">ERROR 1054 (42S22): Unknown column 'p._lname' in 'field list'</text:p>
      <text:p text:style-name="Standard">mysql&gt; select concat (p.pat_fname,' ',pat_Lname) as patient_name,concat (ph.pat_fname,' ',ph._lname) as physician_name ,w.ward_name from Patient p join Physician <text:s/>ph on p.phy_id = ph.phy_id join Ward w on p.ward_name=w.ward_no;</text:p>
      <text:p text:style-name="Standard">ERROR 1054 (42S22): Unknown column 'ph.pat_fname' in 'field list'</text:p>
      <text:p text:style-name="Standard">mysql&gt; select concat (p.pat_fname,' ',pat_Lname) as patient_name,concat (ph.pat_fname,' ',ph._Lname) as physician_name ,w.ward_name from Patient p join Physician <text:s/>ph on p.phy_id = ph.phy_id join Ward w on p.ward_name=w.ward_no;</text:p>
      <text:p text:style-name="Standard">ERROR 1054 (42S22): Unknown column 'ph.pat_fname' in 'field list'</text:p>
      <text:p text:style-name="Standard">mysql&gt; select concat (p.pat_fname,' ',pat_Lname) as patient_name,concat (ph.phy_fname,' ',ph.phy_lname) as physician_name ,w.ward_name from Patient p join Physician <text:s/>ph on p.phy_id = ph.phy_id join Ward w on p.ward_name=w.ward_no;</text:p>
      <text:p text:style-name="Standard">ERROR 1054 (42S22): Unknown column 'p.ward_name' in 'on clause'</text:p>
      <text:p text:style-name="Standard">mysql&gt; select concat (p.pat_fname,' ',pat_Lname) as patient_name,concat (ph.phy_fname,' ',ph.phy_lname) as physician_name ,w.ward_name from Patient p join Physician <text:s/>ph on p.phy_id = ph.phy_id join Ward w on p.ward_num=w.ward_no;</text:p>
      <text:p text:style-name="Standard"><text:soft-page-break/>+-----------------+------------------+-----------------+</text:p>
      <text:p text:style-name="Standard">| patient_name <text:s text:c="3"/>| physician_name <text:s text:c="2"/>| ward_name <text:s text:c="6"/>|</text:p>
      <text:p text:style-name="Standard">+-----------------+------------------+-----------------+</text:p>
      <text:p text:style-name="Standard">| David Joseph <text:s text:c="3"/>| Rajesh Sreekumar | ICU Cardiac <text:s text:c="4"/>|</text:p>
      <text:p text:style-name="Standard">| Devi Prasad <text:s text:c="4"/>| Rajesh Sreekumar | ICU Cardiac <text:s text:c="4"/>|</text:p>
      <text:p text:style-name="Standard">| Ramesh Nair <text:s text:c="4"/>| Priya Nair <text:s text:c="6"/>| Pediatric Ward <text:s/>|</text:p>
      <text:p text:style-name="Standard">| Suresh Babu <text:s text:c="4"/>| Suresh Pillai <text:s text:c="3"/>| ICU Cardiac <text:s text:c="4"/>|</text:p>
      <text:p text:style-name="Standard">| Latha Menon <text:s text:c="4"/>| Suresh Pillai <text:s text:c="3"/>| ICU Cardiac <text:s text:c="4"/>|</text:p>
      <text:p text:style-name="Standard">| Kiran Raj <text:s text:c="6"/>| Deepa Menon <text:s text:c="5"/>| General Ward A <text:s/>|</text:p>
      <text:p text:style-name="Standard">| Anjali Suresh <text:s text:c="2"/>| Anil Kumar <text:s text:c="6"/>| Neurology Ward <text:s/>|</text:p>
      <text:p text:style-name="Standard">| Thomas Mathew <text:s text:c="2"/>| Sreeja Ravi <text:s text:c="5"/>| General Ward B <text:s/>|</text:p>
      <text:p text:style-name="Standard">| Deepak Rao <text:s text:c="5"/>| Manoj Varma <text:s text:c="5"/>| Orthopedic Ward |</text:p>
      <text:p text:style-name="Standard">| Priya Das <text:s text:c="6"/>| Priya Nair <text:s text:c="6"/>| Pediatric Ward <text:s/>|</text:p>
      <text:p text:style-name="Standard">| Dinesh Kumar <text:s text:c="3"/>| Rajesh Sreekumar | ICU Cardiac <text:s text:c="4"/>|</text:p>
      <text:p text:style-name="Standard">| Saraswathy Amma | Suresh Pillai <text:s text:c="3"/>| ICU Cardiac <text:s text:c="4"/>|</text:p>
      <text:p text:style-name="Standard">| Rahul Dev <text:s text:c="6"/>| Priya Nair <text:s text:c="6"/>| General Ward B <text:s/>|</text:p>
      <text:p text:style-name="Standard">+-----------------+------------------+-----------------+</text:p>
      <text:p text:style-name="Standard">13 rows in set (0.00 sec)</text:p>
      <text:p text:style-name="Standard"/>
      <text:p text:style-name="Standard">mysql&gt; 15;</text:p>
      <text:p text:style-name="Standard">ERROR 1064 (42000): You have an error in your SQL syntax; check the manual that corresponds to your MySQL server version for the right syntax to use near '15' at line 1</text:p>
      <text:p text:style-name="Standard">mysql&gt; select concat( ph.phy_fname,ph.phy_lname )as doctor_name,count(p.pat_ID) as total patients from Physician ph left join Patient p on ph .phy_id =p.Phy_id group by ph.phy_id ,ph.phy_fname.ph.phy_lname order by total_patient desc);</text:p>
      <text:p text:style-name="Standard">ERROR 1064 (42000): You have an error in your SQL syntax; check the manual that corresponds to your MySQL server version for the right syntax to use near 'patients from Physician ph left join Patient p on ph .phy_id =p.Phy_id group by ' at line 1</text:p>
      <text:p text:style-name="Standard">mysql&gt; select concat( ph.phy_fname,ph.phy_lname )as doctor_name,count(p.pat_ID) as totalpatients from Physician ph left join Patient p on ph .phy_id =p.Phy_id group by ph.phy_id ,ph.phy_fname.ph.phy_lname order by total_patient desc);</text:p>
      <text:p text:style-name="Standard">ERROR 1064 (42000): You have an error in your SQL syntax; check the manual that corresponds to your MySQL server version for the right syntax to use near '.phy_lname order by total_patient desc)' at line 1</text:p>
      <text:p text:style-name="Standard">mysql&gt; select concat( ph.phy_fname,ph.phy_lname) as doctor_name,count(p.pat_ID) as totalpatients from Physician ph left join Patient p on ph.phy_id =p.Phy_id group by ph.phy_id,ph.phy_fname,ph.phy_lname order by total_patient desc;</text:p>
      <text:p text:style-name="Standard">ERROR 1054 (42S22): Unknown column 'total_patient' in 'order clause'</text:p>
      <text:p text:style-name="Standard">mysql&gt; select concat( ph.phy_fname,ph.phy_lname) as doctor_name,count(p.pat_ID) as totalpatients from Physician ph left join Patient p on ph.phy_id =p.Phy_id group by ph.phy_id,ph.phy_fname,ph.phy_lname order by totalpatient desc;</text:p>
      <text:p text:style-name="Standard">ERROR 1054 (42S22): Unknown column 'totalpatient' in 'order clause'</text:p>
      <text:p text:style-name="Standard">mysql&gt; select concat( ph.phy_fname,ph.phy_lname) as doctor_name,count(p.pat_ID) as totalpatients from Physician ph left join Patient p on ph.phy_id =p.Phy_id group by ph.phy_id,ph.phy_fname,ph.phy_lname order by totalpatients desc;</text:p>
      <text:p text:style-name="Standard">+-----------------+---------------+</text:p>
      <text:p text:style-name="Standard">| doctor_name <text:s text:c="4"/>| totalpatients |</text:p>
      <text:p text:style-name="Standard">+-----------------+---------------+</text:p>
      <text:p text:style-name="Standard">| RajeshSreekumar | <text:s text:c="12"/>3 |</text:p>
      <text:p text:style-name="Standard">| PriyaNair <text:s text:c="6"/>| <text:s text:c="12"/>3 |</text:p>
      <text:p text:style-name="Standard">| SureshPillai <text:s text:c="3"/>| <text:s text:c="12"/>3 |</text:p>
      <text:p text:style-name="Standard">| DeepaMenon <text:s text:c="5"/>| <text:s text:c="12"/>1 |</text:p>
      <text:p text:style-name="Standard"><text:soft-page-break/>| AnilKumar <text:s text:c="6"/>| <text:s text:c="12"/>1 |</text:p>
      <text:p text:style-name="Standard">| SreejaRavi <text:s text:c="5"/>| <text:s text:c="12"/>1 |</text:p>
      <text:p text:style-name="Standard">| ManojVarma <text:s text:c="5"/>| <text:s text:c="12"/>1 |</text:p>
      <text:p text:style-name="Standard">| DivyaSreekumar <text:s/>| <text:s text:c="12"/>0 |</text:p>
      <text:p text:style-name="Standard">+-----------------+---------------+</text:p>
      <text:p text:style-name="Standard">8 rows in set (0.00 sec)</text:p>
      <text:p text:style-name="Standard"/>
      <text:p text:style-name="Standard">mysql&gt; select concat( ph.phy_fname,' ',ph.phy_lname) as doctor_name,count(p.pat_ID) as totalpatients from Physician ph left join Patient p on</text:p>
      <text:p text:style-name="Standard">ph.phy_id =p.Phy_id group by ph.phy_id,ph.phy_fname,ph.phy_lname order by totalpatients desc;</text:p>
      <text:p text:style-name="Standard">+------------------+---------------+</text:p>
      <text:p text:style-name="Standard">| doctor_name <text:s text:c="5"/>| totalpatients |</text:p>
      <text:p text:style-name="Standard">+------------------+---------------+</text:p>
      <text:p text:style-name="Standard">| Rajesh Sreekumar | <text:s text:c="12"/>3 |</text:p>
      <text:p text:style-name="Standard">| Priya Nair <text:s text:c="6"/>| <text:s text:c="12"/>3 |</text:p>
      <text:p text:style-name="Standard">| Suresh Pillai <text:s text:c="3"/>| <text:s text:c="12"/>3 |</text:p>
      <text:p text:style-name="Standard">| Deepa Menon <text:s text:c="5"/>| <text:s text:c="12"/>1 |</text:p>
      <text:p text:style-name="Standard">| Anil Kumar <text:s text:c="6"/>| <text:s text:c="12"/>1 |</text:p>
      <text:p text:style-name="Standard">| Sreeja Ravi <text:s text:c="5"/>| <text:s text:c="12"/>1 |</text:p>
      <text:p text:style-name="Standard">| Manoj Varma <text:s text:c="5"/>| <text:s text:c="12"/>1 |</text:p>
      <text:p text:style-name="Standard">| Divya Sreekumar <text:s/>| <text:s text:c="12"/>0 |</text:p>
      <text:p text:style-name="Standard">+------------------+---------------+</text:p>
      <text:p text:style-name="Standard">8 rows in set (0.00 sec)</text:p>
      <text:p text:style-name="Standard"/>
      <text:p text:style-name="Standard">mysql&gt; select * from Physician;</text:p>
      <text:p text:style-name="Standard">+--------+-----------+-----------+----------------------+----------+--------+</text:p>
      <text:p text:style-name="Standard">| Phy_ID | Phy_fname | phy_Lname | address <text:s text:c="13"/>| salary <text:s text:c="2"/>| Degree |</text:p>
      <text:p text:style-name="Standard">+--------+-----------+-----------+----------------------+----------+--------+</text:p>
      <text:p text:style-name="Standard">| <text:s text:c="5"/>1 | Rajesh <text:s text:c="3"/>| Sreekumar | Kochi, Kerala <text:s text:c="7"/>| 75000.00 | MD <text:s text:c="4"/>|</text:p>
      <text:p text:style-name="Standard">| <text:s text:c="5"/>2 | Priya <text:s text:c="4"/>| Nair <text:s text:c="5"/>| Trivandrum, Kerala <text:s text:c="2"/>| 60000.00 | MBBS <text:s text:c="2"/>|</text:p>
      <text:p text:style-name="Standard">| <text:s text:c="5"/>3 | Suresh <text:s text:c="3"/>| Pillai <text:s text:c="3"/>| Kochi, Kerala <text:s text:c="7"/>| 80000.00 | MD <text:s text:c="4"/>|</text:p>
      <text:p text:style-name="Standard">| <text:s text:c="5"/>4 | Deepa <text:s text:c="4"/>| Menon <text:s text:c="4"/>| Calicut, Kerala <text:s text:c="5"/>| 55000.00 | MBBS <text:s text:c="2"/>|</text:p>
      <text:p text:style-name="Standard">| <text:s text:c="5"/>5 | Anil <text:s text:c="5"/>| Kumar <text:s text:c="4"/>| Bangalore, Karnataka | 90000.00 | DM <text:s text:c="4"/>|</text:p>
      <text:p text:style-name="Standard">| <text:s text:c="5"/>6 | Sreeja <text:s text:c="3"/>| Ravi <text:s text:c="5"/>| Kochi, Kerala <text:s text:c="7"/>| 65000.00 | MD <text:s text:c="4"/>|</text:p>
      <text:p text:style-name="Standard">| <text:s text:c="5"/>7 | Manoj <text:s text:c="4"/>| Varma <text:s text:c="4"/>| Trivandrum, Kerala <text:s text:c="2"/>| 72000.00 | MS <text:s text:c="4"/>|</text:p>
      <text:p text:style-name="Standard">| <text:s text:c="5"/>8 | Divya <text:s text:c="4"/>| Sreekumar | Kochi, Kerala <text:s text:c="7"/>| 58000.00 | MBBS <text:s text:c="2"/>|</text:p>
      <text:p text:style-name="Standard">+--------+-----------+-----------+----------------------+----------+--------+</text:p>
      <text:p text:style-name="Standard">8 rows in set (0.01 sec)</text:p>
      <text:p text:style-name="Standard"/>
      <text:p text:style-name="Standard">mysql&gt; select * from Ward;</text:p>
      <text:p text:style-name="Standard">+---------+-----------------+------------+----------+--------------+</text:p>
      <text:p text:style-name="Standard">| ward_no | ward_name <text:s text:c="6"/>| No_of_beds | Nurse_id | phone_no <text:s text:c="4"/>|</text:p>
      <text:p text:style-name="Standard">+---------+-----------------+------------+----------+--------------+</text:p>
      <text:p text:style-name="Standard">| <text:s text:c="5"/>10 | General Ward A <text:s/>| <text:s text:c="8"/>30 | <text:s text:c="5"/>101 | 0484-1234567 |</text:p>
      <text:p text:style-name="Standard">| <text:s text:c="5"/>20 | General Ward B <text:s/>| <text:s text:c="8"/>25 | <text:s text:c="5"/>102 | 0484-1234568 |</text:p>
      <text:p text:style-name="Standard">| <text:s text:c="5"/>30 | ICU Cardiac <text:s text:c="4"/>| <text:s text:c="8"/>15 | <text:s text:c="5"/>103 | 0484-1234569 |</text:p>
      <text:p text:style-name="Standard">| <text:s text:c="5"/>40 | Pediatric Ward <text:s/>| <text:s text:c="8"/>20 | <text:s text:c="5"/>104 | 0484-1234570 |</text:p>
      <text:p text:style-name="Standard">| <text:s text:c="5"/>50 | Neurology Ward <text:s/>| <text:s text:c="8"/>18 | <text:s text:c="5"/>105 | 0484-1234571 |</text:p>
      <text:p text:style-name="Standard">| <text:s text:c="5"/>60 | Orthopedic Ward | <text:s text:c="8"/>22 | <text:s text:c="5"/>106 | 0484-1234572 |</text:p>
      <text:p text:style-name="Standard">| <text:s text:c="5"/>70 | Emergency Ward <text:s/>| <text:s text:c="8"/>35 | <text:s text:c="5"/>107 | 0484-1234573 |</text:p>
      <text:p text:style-name="Standard">| <text:s text:c="5"/>80 | Maternity Ward <text:s/>| <text:s text:c="8"/>28 | <text:s text:c="5"/>108 | 0484-1234574 |</text:p>
      <text:p text:style-name="Standard">+---------+-----------------+------------+----------+--------------+</text:p>
      <text:p text:style-name="Standard"><text:soft-page-break/>8 rows in set (0.00 sec)</text:p>
      <text:p text:style-name="Standard"/>
      <text:p text:style-name="Standard">mysql&gt; select * from Physician_Speciality;</text:p>
      <text:p text:style-name="Standard">+--------+---------------------------+</text:p>
      <text:p text:style-name="Standard">| Phy_ID | Field_of_specialization <text:s text:c="2"/>|</text:p>
      <text:p text:style-name="Standard">+--------+---------------------------+</text:p>
      <text:p text:style-name="Standard">| <text:s text:c="5"/>1 | ENT <text:s text:c="22"/>|</text:p>
      <text:p text:style-name="Standard">| <text:s text:c="5"/>1 | Internal Medicine <text:s text:c="8"/>|</text:p>
      <text:p text:style-name="Standard">| <text:s text:c="5"/>2 | Pediatrics <text:s text:c="15"/>|</text:p>
      <text:p text:style-name="Standard">| <text:s text:c="5"/>3 | Cardiology <text:s text:c="15"/>|</text:p>
      <text:p text:style-name="Standard">| <text:s text:c="5"/>3 | Interventional Cardiology |</text:p>
      <text:p text:style-name="Standard">| <text:s text:c="5"/>4 | General Medicine <text:s text:c="9"/>|</text:p>
      <text:p text:style-name="Standard">| <text:s text:c="5"/>5 | Neurology <text:s text:c="16"/>|</text:p>
      <text:p text:style-name="Standard">| <text:s text:c="5"/>5 | Neurosurgery <text:s text:c="13"/>|</text:p>
      <text:p text:style-name="Standard">| <text:s text:c="5"/>6 | Dermatology <text:s text:c="14"/>|</text:p>
      <text:p text:style-name="Standard">| <text:s text:c="5"/>7 | Orthopedics <text:s text:c="14"/>|</text:p>
      <text:p text:style-name="Standard">| <text:s text:c="5"/>8 | General Medicine <text:s text:c="9"/>|</text:p>
      <text:p text:style-name="Standard">+--------+---------------------------+</text:p>
      <text:p text:style-name="Standard">11 rows in set (0.00 sec)</text:p>
      <text:p text:style-name="Standard"/>
      <text:p text:style-name="Standard">mysql&gt; select * from Nurse;</text:p>
      <text:p text:style-name="Standard">+----------+-------------+-------------+---------+</text:p>
      <text:p text:style-name="Standard">| Nurse_id | nurse_fname | nurse_Lname | shift <text:s text:c="2"/>|</text:p>
      <text:p text:style-name="Standard">+----------+-------------+-------------+---------+</text:p>
      <text:p text:style-name="Standard">| <text:s text:c="5"/>101 | Anitha <text:s text:c="5"/>| Raju <text:s text:c="7"/>| Morning |</text:p>
      <text:p text:style-name="Standard">| <text:s text:c="5"/>102 | Beena <text:s text:c="6"/>| Kumar <text:s text:c="6"/>| Evening |</text:p>
      <text:p text:style-name="Standard">| <text:s text:c="5"/>103 | Celine <text:s text:c="5"/>| Thomas <text:s text:c="5"/>| Night <text:s text:c="2"/>|</text:p>
      <text:p text:style-name="Standard">| <text:s text:c="5"/>104 | Daisy <text:s text:c="6"/>| George <text:s text:c="5"/>| Morning |</text:p>
      <text:p text:style-name="Standard">| <text:s text:c="5"/>105 | Elizabeth <text:s text:c="2"/>| Mathew <text:s text:c="5"/>| Evening |</text:p>
      <text:p text:style-name="Standard">| <text:s text:c="5"/>106 | Fatima <text:s text:c="5"/>| Ali <text:s text:c="8"/>| Night <text:s text:c="2"/>|</text:p>
      <text:p text:style-name="Standard">| <text:s text:c="5"/>107 | Grace <text:s text:c="6"/>| Joseph <text:s text:c="5"/>| Morning |</text:p>
      <text:p text:style-name="Standard">| <text:s text:c="5"/>108 | Helen <text:s text:c="6"/>| Paul <text:s text:c="7"/>| Evening |</text:p>
      <text:p text:style-name="Standard">+----------+-------------+-------------+---------+</text:p>
      <text:p text:style-name="Standard">8 rows in set (0.00 sec)</text:p>
      <text:p text:style-name="Standard"/>
      <text:p text:style-name="Standard">mysql&gt; select * from Patient;</text:p>
      <text:p text:style-name="Standard">+--------+------------+-----------+------+--------+----------+------------+</text:p>
      <text:p text:style-name="Standard">| pat_ID | pat_fname <text:s/>| pat_Lname | Age <text:s/>| phy_id | Ward_num | admit_date |</text:p>
      <text:p text:style-name="Standard">+--------+------------+-----------+------+--------+----------+------------+</text:p>
      <text:p text:style-name="Standard">| <text:s text:c="2"/>1001 | David <text:s text:c="5"/>| Joseph <text:s text:c="3"/>| <text:s text:c="2"/>45 | <text:s text:c="5"/>1 | <text:s text:c="6"/>30 | 2024-01-15 |</text:p>
      <text:p text:style-name="Standard">| <text:s text:c="2"/>1002 | Devi <text:s text:c="6"/>| Prasad <text:s text:c="3"/>| <text:s text:c="2"/>62 | <text:s text:c="5"/>1 | <text:s text:c="6"/>30 | 2024-01-16 |</text:p>
      <text:p text:style-name="Standard">| <text:s text:c="2"/>1003 | Ramesh <text:s text:c="4"/>| Nair <text:s text:c="5"/>| <text:s text:c="2"/>35 | <text:s text:c="5"/>2 | <text:s text:c="6"/>40 | 2024-01-17 |</text:p>
      <text:p text:style-name="Standard">| <text:s text:c="2"/>1004 | Suresh <text:s text:c="4"/>| Babu <text:s text:c="5"/>| <text:s text:c="2"/>55 | <text:s text:c="5"/>3 | <text:s text:c="6"/>30 | 2024-01-18 |</text:p>
      <text:p text:style-name="Standard">| <text:s text:c="2"/>1005 | Latha <text:s text:c="5"/>| Menon <text:s text:c="4"/>| <text:s text:c="2"/>67 | <text:s text:c="5"/>3 | <text:s text:c="6"/>30 | 2024-01-19 |</text:p>
      <text:p text:style-name="Standard">| <text:s text:c="2"/>1006 | Kiran <text:s text:c="5"/>| Raj <text:s text:c="6"/>| <text:s text:c="2"/>28 | <text:s text:c="5"/>4 | <text:s text:c="6"/>10 | 2024-01-20 |</text:p>
      <text:p text:style-name="Standard">| <text:s text:c="2"/>1007 | Anjali <text:s text:c="4"/>| Suresh <text:s text:c="3"/>| <text:s text:c="2"/>72 | <text:s text:c="5"/>5 | <text:s text:c="6"/>50 | 2024-01-21 |</text:p>
      <text:p text:style-name="Standard">| <text:s text:c="2"/>1008 | Thomas <text:s text:c="4"/>| Mathew <text:s text:c="3"/>| <text:s text:c="2"/>50 | <text:s text:c="5"/>6 | <text:s text:c="6"/>20 | 2024-01-22 |</text:p>
      <text:p text:style-name="Standard">| <text:s text:c="2"/>1009 | Deepak <text:s text:c="4"/>| Rao <text:s text:c="6"/>| <text:s text:c="2"/>38 | <text:s text:c="5"/>7 | <text:s text:c="6"/>60 | 2024-01-23 |</text:p>
      <text:p text:style-name="Standard">| <text:s text:c="2"/>1010 | Priya <text:s text:c="5"/>| Das <text:s text:c="6"/>| <text:s text:c="2"/>25 | <text:s text:c="5"/>2 | <text:s text:c="6"/>40 | 2024-01-24 |</text:p>
      <text:p text:style-name="Standard">| <text:s text:c="2"/>1011 | Dinesh <text:s text:c="4"/>| Kumar <text:s text:c="4"/>| <text:s text:c="2"/>65 | <text:s text:c="5"/>1 | <text:s text:c="6"/>30 | 2024-01-25 |</text:p>
      <text:p text:style-name="Standard">| <text:s text:c="2"/>1012 | Saraswathy | Amma <text:s text:c="5"/>| <text:s text:c="2"/>70 | <text:s text:c="5"/>3 | <text:s text:c="6"/>30 | 2024-01-26 |</text:p>
      <text:p text:style-name="Standard">| <text:s text:c="2"/>1013 | Rahul <text:s text:c="5"/>| Dev <text:s text:c="6"/>| <text:s text:c="2"/>40 | <text:s text:c="5"/>2 | <text:s text:c="6"/>20 | 2024-01-27 |</text:p>
      <text:p text:style-name="Standard"><text:soft-page-break/>+--------+------------+-----------+------+--------+----------+------------+</text:p>
      <text:p text:style-name="Standard">13 rows in set (0.00 sec)</text:p>
      <text:p text:style-name="Standard"/>
      <text:p text:style-name="Standard">mysql&gt; create dbatabase store;</text:p>
      <text:p text:style-name="Standard">ERROR 1064 (42000): You have an error in your SQL syntax; check the manual that corresponds to your MySQL server version for the right syntax to use near 'dbatabase store' at line 1</text:p>
      <text:p text:style-name="Standard">mysql&gt; create database store;</text:p>
      <text:p text:style-name="Standard">Query OK, 1 row affected (0.22 sec)</text:p>
      <text:p text:style-name="Standard"/>
      <text:p text:style-name="Standard">mysql&gt; use store;</text:p>
      <text:p text:style-name="Standard">Database changed</text:p>
      <text:p text:style-name="Standard">mysql&gt; create table Accounts(id int primary key auto_increment,name varchar(100),balance decimal(10,2));</text:p>
      <text:p text:style-name="Standard">Query OK, 0 rows affected (0.74 sec)</text:p>
      <text:p text:style-name="Standard"/>
      <text:p text:style-name="Standard">mysql&gt; insert into Accounts (name,balance) values('anu',2000.00),('Ammu',5000.00),("Kiran",7000.00);</text:p>
      <text:p text:style-name="Standard">Query OK, 3 rows affected (0.16 sec)</text:p>
      <text:p text:style-name="Standard">Records: 3 <text:s/>Duplicates: 0 <text:s/>Warnings: 0</text:p>
      <text:p text:style-name="Standard"/>
      <text:p text:style-name="Standard">mysql&gt; delimiter //</text:p>
      <text:p text:style-name="Standard">mysql&gt; CREATE PROCEDURE WithdrawAmount(IN account_id INT, IN withdraw_amount DECIMAL(10,2))</text:p>
      <text:p text:style-name="Standard"><text:s text:c="4"/>-&gt; BEGIN</text:p>
      <text:p text:style-name="Standard"><text:s text:c="4"/>-&gt; <text:s text:c="4"/>DECLARE current_balance DECIMAL(10,2);</text:p>
      <text:p text:style-name="Standard"><text:s text:c="4"/>-&gt; <text:s text:c="4"/>DECLARE account_exists INT;</text:p>
      <text:p text:style-name="Standard"><text:s text:c="4"/>-&gt; <text:s text:c="4"/></text:p>
      <text:p text:style-name="Standard"><text:s text:c="4"/>-&gt; <text:s text:c="4"/>SELECT COUNT(*) INTO account_exists FROM Accounts WHERE id = account_id;</text:p>
      <text:p text:style-name="Standard"><text:s text:c="4"/>-&gt; <text:s text:c="4"/></text:p>
      <text:p text:style-name="Standard"><text:s text:c="4"/>-&gt; <text:s text:c="4"/>IF account_exists = 0 THEN</text:p>
      <text:p text:style-name="Standard"><text:s text:c="4"/>-&gt; <text:s text:c="8"/>SIGNAL SQLSTATE '45000'</text:p>
      <text:p text:style-name="Standard"><text:s text:c="4"/>-&gt; <text:s text:c="8"/>SET MESSAGE_TEXT = 'Account does not exist.';</text:p>
      <text:p text:style-name="Standard"><text:s text:c="4"/>-&gt; <text:s text:c="4"/>ELSE</text:p>
      <text:p text:style-name="Standard"><text:s text:c="4"/>-&gt; <text:s text:c="8"/>SELECT balance INTO current_balance FROM Accounts WHERE id = account_id;</text:p>
      <text:p text:style-name="Standard"><text:s text:c="4"/>-&gt; <text:s text:c="8"/></text:p>
      <text:p text:style-name="Standard"><text:s text:c="4"/>-&gt; <text:s text:c="8"/>IF current_balance - withdraw_amount &lt; 1000 THEN</text:p>
      <text:p text:style-name="Standard"><text:s text:c="4"/>-&gt; <text:s text:c="12"/>SIGNAL SQLSTATE '45000'</text:p>
      <text:p text:style-name="Standard"><text:s text:c="4"/>-&gt; <text:s text:c="12"/>SET MESSAGE_TEXT = 'Insufficient balance. The balance after withdrawal must be at least 1000.';</text:p>
      <text:p text:style-name="Standard"><text:s text:c="4"/>-&gt; <text:s text:c="8"/>ELSE</text:p>
      <text:p text:style-name="Standard"><text:s text:c="4"/>-&gt; <text:s text:c="12"/>UPDATE Accounts SET balance = balance - withdraw_amount WHERE id = account_id;</text:p>
      <text:p text:style-name="Standard"><text:s text:c="4"/>-&gt; <text:s text:c="12"/>SIGNAL SQLSTATE '02000'</text:p>
      <text:p text:style-name="Standard"><text:s text:c="4"/>-&gt; <text:s text:c="12"/>SET MESSAGE_TEXT = 'Withdrawal successful.';</text:p>
      <text:p text:style-name="Standard"><text:s text:c="4"/>-&gt; <text:s text:c="8"/>END IF;</text:p>
      <text:p text:style-name="Standard"><text:s text:c="4"/>-&gt; <text:s text:c="4"/>END IF;</text:p>
      <text:p text:style-name="Standard"><text:s text:c="4"/>-&gt; END //</text:p>
      <text:p text:style-name="Standard">Query OK, 0 rows affected (0.18 sec)</text:p>
      <text:p text:style-name="Standard"/>
      <text:p text:style-name="Standard">mysql&gt; DELIMITER //</text:p>
      <text:p text:style-name="Standard">mysql&gt; </text:p>
      <text:p text:style-name="Standard">mysql&gt; CREATE PROCEDURE WithdrawAmount(</text:p>
      <text:p text:style-name="Standard"><text:soft-page-break/><text:s text:c="4"/>-&gt; <text:s text:c="4"/>IN account_id INT, </text:p>
      <text:p text:style-name="Standard"><text:s text:c="4"/>-&gt; <text:s text:c="4"/>IN withdraw_amount DECIMAL(10,2)</text:p>
      <text:p text:style-name="Standard"><text:s text:c="4"/>-&gt; )</text:p>
      <text:p text:style-name="Standard"><text:s text:c="4"/>-&gt; BEGIN</text:p>
      <text:p text:style-name="Standard"><text:s text:c="4"/>-&gt; <text:s text:c="4"/>DECLARE current_balance DECIMAL(10,2);</text:p>
      <text:p text:style-name="Standard"><text:s text:c="4"/>-&gt; </text:p>
      <text:p text:style-name="Standard"><text:s text:c="4"/>-&gt; <text:s text:c="4"/>-- Check if account exists</text:p>
      <text:p text:style-name="Standard"><text:s text:c="4"/>-&gt; <text:s text:c="4"/>IF NOT EXISTS (SELECT 1 FROM Accounts WHERE id = account_id) THEN</text:p>
      <text:p text:style-name="Standard"><text:s text:c="4"/>-&gt; <text:s text:c="8"/>SIGNAL SQLSTATE '45000'</text:p>
      <text:p text:style-name="Standard"><text:s text:c="4"/>-&gt; <text:s text:c="8"/>SET MESSAGE_TEXT = 'Account does not exist.';</text:p>
      <text:p text:style-name="Standard"><text:s text:c="4"/>-&gt; <text:s text:c="4"/>ELSE</text:p>
      <text:p text:style-name="Standard"><text:s text:c="4"/>-&gt; <text:s text:c="8"/>-- Get balance</text:p>
      <text:p text:style-name="Standard"><text:s text:c="4"/>-&gt; <text:s text:c="8"/>SELECT balance INTO current_balance </text:p>
      <text:p text:style-name="Standard"><text:s text:c="4"/>-&gt; <text:s text:c="8"/>FROM Accounts </text:p>
      <text:p text:style-name="Standard"><text:s text:c="4"/>-&gt; <text:s text:c="8"/>WHERE id = account_id;</text:p>
      <text:p text:style-name="Standard"><text:s text:c="4"/>-&gt; </text:p>
      <text:p text:style-name="Standard"><text:s text:c="4"/>-&gt; <text:s text:c="8"/>-- Check minimum balance rule</text:p>
      <text:p text:style-name="Standard"><text:s text:c="4"/>-&gt; <text:s text:c="8"/>IF current_balance - withdraw_amount &lt; 1000 THEN</text:p>
      <text:p text:style-name="Standard"><text:s text:c="4"/>-&gt; <text:s text:c="12"/>SIGNAL SQLSTATE '45000'</text:p>
      <text:p text:style-name="Standard"><text:s text:c="4"/>-&gt; <text:s text:c="12"/>SET MESSAGE_TEXT = 'Insufficient balance. Balance must remain at least 1000.';</text:p>
      <text:p text:style-name="Standard"><text:s text:c="4"/>-&gt; <text:s text:c="8"/>ELSE</text:p>
      <text:p text:style-name="Standard"><text:s text:c="4"/>-&gt; <text:s text:c="12"/>-- Perform withdrawal</text:p>
      <text:p text:style-name="Standard"><text:s text:c="4"/>-&gt; <text:s text:c="12"/>UPDATE Accounts </text:p>
      <text:p text:style-name="Standard"><text:s text:c="4"/>-&gt; <text:s text:c="12"/>SET balance = balance - withdraw_amount </text:p>
      <text:p text:style-name="Standard"><text:s text:c="4"/>-&gt; <text:s text:c="12"/>WHERE id = account_id;</text:p>
      <text:p text:style-name="Standard"><text:s text:c="4"/>-&gt; </text:p>
      <text:p text:style-name="Standard"><text:s text:c="4"/>-&gt; <text:s text:c="12"/>-- Return success message</text:p>
      <text:p text:style-name="Standard"><text:s text:c="4"/>-&gt; <text:s text:c="12"/>SELECT 'Withdrawal successful.' AS message;</text:p>
      <text:p text:style-name="Standard"><text:s text:c="4"/>-&gt; <text:s text:c="8"/>END IF;</text:p>
      <text:p text:style-name="Standard"><text:s text:c="4"/>-&gt; <text:s text:c="4"/>END IF;</text:p>
      <text:p text:style-name="Standard"><text:s text:c="4"/>-&gt; END //</text:p>
      <text:p text:style-name="Standard">ERROR 1304 (42000): PROCEDURE WithdrawAmount already exists</text:p>
      <text:p text:style-name="Standard">mysql&gt; DROP PROCEDURE IF EXISTS WithdrawAmount;</text:p>
      <text:p text:style-name="Standard"><text:s text:c="4"/>-&gt; </text:p>
      <text:p text:style-name="Standard"><text:s text:c="4"/>-&gt; DELIMITER //</text:p>
      <text:p text:style-name="Standard">Query OK, 0 rows affected (0.19 sec)</text:p>
      <text:p text:style-name="Standard"/>
      <text:p text:style-name="Standard">ERROR 1064 (42000): You have an error in your SQL syntax; check the manual that corresponds to your MySQL server version for the right syntax to use near 'DELIMITER' at line 1</text:p>
      <text:p text:style-name="Standard">mysql&gt; </text:p>
      <text:p text:style-name="Standard">mysql&gt; CREATE PROCEDURE WithdrawAmount(</text:p>
      <text:p text:style-name="Standard"><text:s text:c="4"/>-&gt; <text:s text:c="4"/>IN account_id INT, </text:p>
      <text:p text:style-name="Standard"><text:s text:c="4"/>-&gt; <text:s text:c="4"/>IN withdraw_amount DECIMAL(10,2)</text:p>
      <text:p text:style-name="Standard"><text:s text:c="4"/>-&gt; )</text:p>
      <text:p text:style-name="Standard"><text:s text:c="4"/>-&gt; BEGIN</text:p>
      <text:p text:style-name="Standard"><text:s text:c="4"/>-&gt; <text:s text:c="4"/>DECLARE current_balance DECIMAL(10,2);</text:p>
      <text:p text:style-name="Standard"><text:s text:c="4"/>-&gt; </text:p>
      <text:p text:style-name="Standard"><text:s text:c="4"/>-&gt; <text:s text:c="4"/>IF NOT EXISTS (SELECT 1 FROM Accounts WHERE id = account_id) THEN</text:p>
      <text:p text:style-name="Standard"><text:s text:c="4"/>-&gt; <text:s text:c="8"/>SIGNAL SQLSTATE '45000'</text:p>
      <text:p text:style-name="Standard"><text:s text:c="4"/>-&gt; <text:s text:c="8"/>SET MESSAGE_TEXT = 'Account does not exist.';</text:p>
      <text:p text:style-name="Standard"><text:s text:c="4"/>-&gt; <text:s text:c="4"/>ELSE</text:p>
      <text:p text:style-name="Standard"><text:s text:c="4"/>-&gt; <text:s text:c="8"/>SELECT balance INTO current_balance </text:p>
      <text:p text:style-name="Standard"><text:soft-page-break/><text:s text:c="4"/>-&gt; <text:s text:c="8"/>FROM Accounts </text:p>
      <text:p text:style-name="Standard"><text:s text:c="4"/>-&gt; <text:s text:c="8"/>WHERE id = account_id;</text:p>
      <text:p text:style-name="Standard"><text:s text:c="4"/>-&gt; </text:p>
      <text:p text:style-name="Standard"><text:s text:c="4"/>-&gt; <text:s text:c="8"/>IF current_balance - withdraw_amount &lt; 1000 THEN</text:p>
      <text:p text:style-name="Standard"><text:s text:c="4"/>-&gt; <text:s text:c="12"/>SIGNAL SQLSTATE '45000'</text:p>
      <text:p text:style-name="Standard"><text:s text:c="4"/>-&gt; <text:s text:c="12"/>SET MESSAGE_TEXT = 'Insufficient balance.';</text:p>
      <text:p text:style-name="Standard"><text:s text:c="4"/>-&gt; <text:s text:c="8"/>ELSE</text:p>
      <text:p text:style-name="Standard"><text:s text:c="4"/>-&gt; <text:s text:c="12"/>UPDATE Accounts </text:p>
      <text:p text:style-name="Standard"><text:s text:c="4"/>-&gt; <text:s text:c="12"/>SET balance = balance - withdraw_amount </text:p>
      <text:p text:style-name="Standard"><text:s text:c="4"/>-&gt; <text:s text:c="12"/>WHERE id = account_id;</text:p>
      <text:p text:style-name="Standard"><text:s text:c="4"/>-&gt; </text:p>
      <text:p text:style-name="Standard"><text:s text:c="4"/>-&gt; <text:s text:c="12"/>SELECT 'Withdrawal successful.' AS message;</text:p>
      <text:p text:style-name="Standard"><text:s text:c="4"/>-&gt; <text:s text:c="8"/>END IF;</text:p>
      <text:p text:style-name="Standard"><text:s text:c="4"/>-&gt; <text:s text:c="4"/>END IF;</text:p>
      <text:p text:style-name="Standard"><text:s text:c="4"/>-&gt; END //</text:p>
      <text:p text:style-name="Standard">Query OK, 0 rows affected (0.14 sec)</text:p>
      <text:p text:style-name="Standard"/>
      <text:p text:style-name="Standard">mysql&gt; </text:p>
      <text:p text:style-name="Standard">mysql&gt; DROP PROCEDURE IF EXISTS WithdrawAmount;</text:p>
      <text:p text:style-name="Standard"><text:s text:c="4"/>-&gt; </text:p>
      <text:p text:style-name="Standard"><text:s text:c="4"/>-&gt; DELIMITER //</text:p>
      <text:p text:style-name="Standard">Query OK, 0 rows affected (0.23 sec)</text:p>
      <text:p text:style-name="Standard"/>
      <text:p text:style-name="Standard">ERROR 1064 (42000): You have an error in your SQL syntax; check the manual that corresponds to your MySQL server version for the right syntax to use near 'DELIMITER' at line 1</text:p>
      <text:p text:style-name="Standard">mysql&gt; </text:p>
      <text:p text:style-name="Standard">mysql&gt; CREATE PROCEDURE WithdrawAmount(</text:p>
      <text:p text:style-name="Standard"><text:s text:c="4"/>-&gt; <text:s text:c="4"/>IN account_id INT, </text:p>
      <text:p text:style-name="Standard"><text:s text:c="4"/>-&gt; <text:s text:c="4"/>IN withdraw_amount DECIMAL(10,2)</text:p>
      <text:p text:style-name="Standard"><text:s text:c="4"/>-&gt; )</text:p>
      <text:p text:style-name="Standard"><text:s text:c="4"/>-&gt; BEGIN</text:p>
      <text:p text:style-name="Standard"><text:s text:c="4"/>-&gt; <text:s text:c="4"/>DECLARE current_balance DECIMAL(10,2);</text:p>
      <text:p text:style-name="Standard"><text:s text:c="4"/>-&gt; </text:p>
      <text:p text:style-name="Standard"><text:s text:c="4"/>-&gt; <text:s text:c="4"/>IF NOT EXISTS (SELECT 1 FROM Accounts WHERE id = account_id) THEN</text:p>
      <text:p text:style-name="Standard"><text:s text:c="4"/>-&gt; <text:s text:c="8"/>SIGNAL SQLSTATE '45000'</text:p>
      <text:p text:style-name="Standard"><text:s text:c="4"/>-&gt; <text:s text:c="8"/>SET MESSAGE_TEXT = 'Account does not exist.';</text:p>
      <text:p text:style-name="Standard"><text:s text:c="4"/>-&gt; <text:s text:c="4"/>ELSE</text:p>
      <text:p text:style-name="Standard"><text:s text:c="4"/>-&gt; <text:s text:c="8"/>SELECT balance INTO current_balance </text:p>
      <text:p text:style-name="Standard"><text:s text:c="4"/>-&gt; <text:s text:c="8"/>FROM Accounts </text:p>
      <text:p text:style-name="Standard"><text:s text:c="4"/>-&gt; <text:s text:c="8"/>WHERE id = account_id;</text:p>
      <text:p text:style-name="Standard"><text:s text:c="4"/>-&gt; </text:p>
      <text:p text:style-name="Standard"><text:s text:c="4"/>-&gt; <text:s text:c="8"/>IF current_balance - withdraw_amount &lt; 1000 THEN</text:p>
      <text:p text:style-name="Standard"><text:s text:c="4"/>-&gt; <text:s text:c="12"/>SIGNAL SQLSTATE '45000'</text:p>
      <text:p text:style-name="Standard"><text:s text:c="4"/>-&gt; <text:s text:c="12"/>SET MESSAGE_TEXT = 'Insufficient balance.';</text:p>
      <text:p text:style-name="Standard"><text:s text:c="4"/>-&gt; <text:s text:c="8"/>ELSE</text:p>
      <text:p text:style-name="Standard"><text:s text:c="4"/>-&gt; <text:s text:c="12"/>UPDATE Accounts </text:p>
      <text:p text:style-name="Standard"><text:s text:c="4"/>-&gt; <text:s text:c="12"/>SET balance = balance - withdraw_amount </text:p>
      <text:p text:style-name="Standard"><text:s text:c="4"/>-&gt; <text:s text:c="12"/>WHERE id = account_id;</text:p>
      <text:p text:style-name="Standard"><text:s text:c="4"/>-&gt; </text:p>
      <text:p text:style-name="Standard"><text:s text:c="4"/>-&gt; <text:s text:c="12"/>SELECT 'Withdrawal successful.' AS message;</text:p>
      <text:p text:style-name="Standard"><text:s text:c="4"/>-&gt; <text:s text:c="8"/>END IF;</text:p>
      <text:p text:style-name="Standard"><text:s text:c="4"/>-&gt; <text:s text:c="4"/>END IF;</text:p>
      <text:p text:style-name="Standard"><text:soft-page-break/><text:s text:c="4"/>-&gt; END //</text:p>
      <text:p text:style-name="Standard">Query OK, 0 rows affected (0.40 sec)</text:p>
      <text:p text:style-name="Standard"/>
      <text:p text:style-name="Standard">mysql&gt; </text:p>
      <text:p text:style-name="Standard">mysql&gt; DELIMITER ;</text:p>
      <text:p text:style-name="Standard">mysql&gt; DELIMITER //</text:p>
      <text:p text:style-name="Standard">mysql&gt; </text:p>
      <text:p text:style-name="Standard">mysql&gt; CREATE PROCEDURE WithdrawAmount(</text:p>
      <text:p text:style-name="Standard"><text:s text:c="4"/>-&gt; <text:s text:c="4"/>IN account_id INT, </text:p>
      <text:p text:style-name="Standard"><text:s text:c="4"/>-&gt; <text:s text:c="4"/>IN withdraw_amount DECIMAL(10,2)</text:p>
      <text:p text:style-name="Standard"><text:s text:c="4"/>-&gt; )</text:p>
      <text:p text:style-name="Standard"><text:s text:c="4"/>-&gt; BEGIN</text:p>
      <text:p text:style-name="Standard"><text:s text:c="4"/>-&gt; <text:s text:c="4"/>DECLARE current_balance DECIMAL(10,2);</text:p>
      <text:p text:style-name="Standard"><text:s text:c="4"/>-&gt; </text:p>
      <text:p text:style-name="Standard"><text:s text:c="4"/>-&gt; <text:s text:c="4"/>-- Check if account exists</text:p>
      <text:p text:style-name="Standard"><text:s text:c="4"/>-&gt; <text:s text:c="4"/>IF NOT EXISTS (SELECT 1 FROM Accounts WHERE id = account_id) THEN</text:p>
      <text:p text:style-name="Standard"><text:s text:c="4"/>-&gt; <text:s text:c="8"/>SIGNAL SQLSTATE '45000'</text:p>
      <text:p text:style-name="Standard"><text:s text:c="4"/>-&gt; <text:s text:c="8"/>SET MESSAGE_TEXT = 'Account does not exist.';</text:p>
      <text:p text:style-name="Standard"><text:s text:c="4"/>-&gt; <text:s text:c="4"/>ELSE</text:p>
      <text:p text:style-name="Standard"><text:s text:c="4"/>-&gt; <text:s text:c="8"/>-- Get balance</text:p>
      <text:p text:style-name="Standard"><text:s text:c="4"/>-&gt; <text:s text:c="8"/>SELECT balance INTO current_balance </text:p>
      <text:p text:style-name="Standard"><text:s text:c="4"/>-&gt; <text:s text:c="8"/>FROM Accounts </text:p>
      <text:p text:style-name="Standard"><text:s text:c="4"/>-&gt; <text:s text:c="8"/>WHERE id = account_id;</text:p>
      <text:p text:style-name="Standard"><text:s text:c="4"/>-&gt; </text:p>
      <text:p text:style-name="Standard"><text:s text:c="4"/>-&gt; <text:s text:c="8"/>-- Check minimum balance rule</text:p>
      <text:p text:style-name="Standard"><text:s text:c="4"/>-&gt; <text:s text:c="8"/>IF current_balance - withdraw_amount &lt; 1000 THEN</text:p>
      <text:p text:style-name="Standard"><text:s text:c="4"/>-&gt; <text:s text:c="12"/>SIGNAL SQLSTATE '45000'</text:p>
      <text:p text:style-name="Standard"><text:s text:c="4"/>-&gt; <text:s text:c="12"/>SET MESSAGE_TEXT = 'Insufficient balance. Balance must remain at least 1000.';</text:p>
      <text:p text:style-name="Standard"><text:s text:c="4"/>-&gt; <text:s text:c="8"/>ELSE</text:p>
      <text:p text:style-name="Standard"><text:s text:c="4"/>-&gt; <text:s text:c="12"/>-- Perform withdrawal</text:p>
      <text:p text:style-name="Standard"><text:s text:c="4"/>-&gt; <text:s text:c="12"/>UPDATE Accounts </text:p>
      <text:p text:style-name="Standard"><text:s text:c="4"/>-&gt; <text:s text:c="12"/>SET balance = balance - withdraw_amount </text:p>
      <text:p text:style-name="Standard"><text:s text:c="4"/>-&gt; <text:s text:c="12"/>WHERE id = account_id;</text:p>
      <text:p text:style-name="Standard"><text:s text:c="4"/>-&gt; </text:p>
      <text:p text:style-name="Standard"><text:s text:c="4"/>-&gt; <text:s text:c="12"/>-- Return success message</text:p>
      <text:p text:style-name="Standard"><text:s text:c="4"/>-&gt; <text:s text:c="12"/>SELECT 'Withdrawal successful.' AS message;</text:p>
      <text:p text:style-name="Standard"><text:s text:c="4"/>-&gt; <text:s text:c="8"/>END IF;</text:p>
      <text:p text:style-name="Standard"><text:s text:c="4"/>-&gt; <text:s text:c="4"/>END IF;</text:p>
      <text:p text:style-name="Standard"><text:s text:c="4"/>-&gt; END //</text:p>
      <text:p text:style-name="Standard">ERROR 1304 (42000): PROCEDURE WithdrawAmount already exists</text:p>
      <text:p text:style-name="Standard">mysql&gt; </text:p>
      <text:p text:style-name="Standard">mysql&gt; DELIMITER //</text:p>
      <text:p text:style-name="Standard">mysql&gt; </text:p>
      <text:p text:style-name="Standard">mysql&gt; CREATE PROCEDURE WithdrawAmounts(</text:p>
      <text:p text:style-name="Standard"><text:s text:c="4"/>-&gt; <text:s text:c="4"/>IN account_id INT, </text:p>
      <text:p text:style-name="Standard"><text:s text:c="4"/>-&gt; <text:s text:c="4"/>IN withdraw_amount DECIMAL(10,2)</text:p>
      <text:p text:style-name="Standard"><text:s text:c="4"/>-&gt; )</text:p>
      <text:p text:style-name="Standard"><text:s text:c="4"/>-&gt; BEGIN</text:p>
      <text:p text:style-name="Standard"><text:s text:c="4"/>-&gt; <text:s text:c="4"/>DECLARE current_balance DECIMAL(10,2);</text:p>
      <text:p text:style-name="Standard"><text:s text:c="4"/>-&gt; </text:p>
      <text:p text:style-name="Standard"><text:s text:c="4"/>-&gt; <text:s text:c="4"/>-- Check if account exists</text:p>
      <text:p text:style-name="Standard"><text:s text:c="4"/>-&gt; <text:s text:c="4"/>IF NOT EXISTS (SELECT 1 FROM Accounts WHERE id = account_id) THEN</text:p>
      <text:p text:style-name="Standard"><text:soft-page-break/><text:s text:c="4"/>-&gt; <text:s text:c="8"/>SIGNAL SQLSTATE '45000'</text:p>
      <text:p text:style-name="Standard"><text:s text:c="4"/>-&gt; <text:s text:c="8"/>SET MESSAGE_TEXT = 'Account does not exist.';</text:p>
      <text:p text:style-name="Standard"><text:s text:c="4"/>-&gt; <text:s text:c="4"/>ELSE</text:p>
      <text:p text:style-name="Standard"><text:s text:c="4"/>-&gt; <text:s text:c="8"/>-- Get balance</text:p>
      <text:p text:style-name="Standard"><text:s text:c="4"/>-&gt; <text:s text:c="8"/>SELECT balance INTO current_balance </text:p>
      <text:p text:style-name="Standard"><text:s text:c="4"/>-&gt; <text:s text:c="8"/>FROM Accounts </text:p>
      <text:p text:style-name="Standard"><text:s text:c="4"/>-&gt; <text:s text:c="8"/>WHERE id = account_id;</text:p>
      <text:p text:style-name="Standard"><text:s text:c="4"/>-&gt; </text:p>
      <text:p text:style-name="Standard"><text:s text:c="4"/>-&gt; <text:s text:c="8"/>-- Check minimum balance rule</text:p>
      <text:p text:style-name="Standard"><text:s text:c="4"/>-&gt; <text:s text:c="8"/>IF current_balance - withdraw_amount &lt; 1000 THEN</text:p>
      <text:p text:style-name="Standard"><text:s text:c="4"/>-&gt; <text:s text:c="12"/>SIGNAL SQLSTATE '45000'</text:p>
      <text:p text:style-name="Standard"><text:s text:c="4"/>-&gt; <text:s text:c="12"/>SET MESSAGE_TEXT = 'Insufficient balance. Balance must remain at least 1000.';</text:p>
      <text:p text:style-name="Standard"><text:s text:c="4"/>-&gt; <text:s text:c="8"/>ELSE</text:p>
      <text:p text:style-name="Standard"><text:s text:c="4"/>-&gt; <text:s text:c="12"/>-- Perform withdrawal</text:p>
      <text:p text:style-name="Standard"><text:s text:c="4"/>-&gt; <text:s text:c="12"/>UPDATE Accounts </text:p>
      <text:p text:style-name="Standard"><text:s text:c="4"/>-&gt; <text:s text:c="12"/>SET balance = balance - withdraw_amount </text:p>
      <text:p text:style-name="Standard"><text:s text:c="4"/>-&gt; <text:s text:c="12"/>WHERE id = account_id;</text:p>
      <text:p text:style-name="Standard"><text:s text:c="4"/>-&gt; </text:p>
      <text:p text:style-name="Standard"><text:s text:c="4"/>-&gt; <text:s text:c="12"/>-- Return success message</text:p>
      <text:p text:style-name="Standard"><text:s text:c="4"/>-&gt; <text:s text:c="12"/>SELECT 'Withdrawal successful.' AS message;</text:p>
      <text:p text:style-name="Standard"><text:s text:c="4"/>-&gt; <text:s text:c="8"/>END IF;</text:p>
      <text:p text:style-name="Standard"><text:s text:c="4"/>-&gt; <text:s text:c="4"/>END IF;</text:p>
      <text:p text:style-name="Standard"><text:s text:c="4"/>-&gt; END //</text:p>
      <text:p text:style-name="Standard">Query OK, 0 rows affected (0.21 sec)</text:p>
      <text:p text:style-name="Standard"/>
      <text:p text:style-name="Standard">mysql&gt; delimiter;</text:p>
      <text:p text:style-name="Standard"><text:s text:c="4"/>-&gt; ;</text:p>
      <text:p text:style-name="Standard"><text:s text:c="4"/>-&gt; ^C</text:p>
      <text:p text:style-name="Standard">mysql&gt; DELIMITER ;</text:p>
      <text:p text:style-name="Standard">mysql&gt; CALL WithdrawAmounts(1, 500.00);</text:p>
      <text:p text:style-name="Standard">+------------------------+</text:p>
      <text:p text:style-name="Standard">| message <text:s text:c="15"/>|</text:p>
      <text:p text:style-name="Standard">+------------------------+</text:p>
      <text:p text:style-name="Standard">| Withdrawal successful. |</text:p>
      <text:p text:style-name="Standard">+------------------------+</text:p>
      <text:p text:style-name="Standard">1 row in set (0.20 sec)</text:p>
      <text:p text:style-name="Standard"/>
      <text:p text:style-name="Standard">Query OK, 0 rows affected (0.20 sec)</text:p>
      <text:p text:style-name="Standard"/>
      <text:p text:style-name="Standard">mysql&gt; CALL WithdrawAmounts(1, 50000.00);</text:p>
      <text:p text:style-name="Standard">ERROR 1644 (45000): Insufficient balance. Balance must remain at least 1000.</text:p>
      <text:p text:style-name="Standard">mysql&gt; select * from Accounts;</text:p>
      <text:p text:style-name="Standard">+----+-------+---------+</text:p>
      <text:p text:style-name="Standard">| id | name <text:s/>| balance |</text:p>
      <text:p text:style-name="Standard">+----+-------+---------+</text:p>
      <text:p text:style-name="Standard">| <text:s/>1 | anu <text:s text:c="2"/>| 1500.00 |</text:p>
      <text:p text:style-name="Standard">| <text:s/>2 | Ammu <text:s/>| 5000.00 |</text:p>
      <text:p text:style-name="Standard">| <text:s/>3 | Kiran | 7000.00 |</text:p>
      <text:p text:style-name="Standard">+----+-------+---------+</text:p>
      <text:p text:style-name="Standard">3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18T12:13:07.607100849</meta:creation-date>
    <dc:date>2026-03-18T12:13:29.037172569</dc:date>
    <meta:editing-duration>PT23S</meta:editing-duration>
    <meta:editing-cycles>1</meta:editing-cycles>
    <meta:document-statistic meta:table-count="0" meta:image-count="0" meta:object-count="0" meta:page-count="14" meta:paragraph-count="633" meta:word-count="4656" meta:character-count="31660" meta:non-whitespace-character-count="23215"/>
    <meta:generator>LibreOffice/6.4.7.2$Linux_X86_64 LibreOffice_project/40$Build-2</meta:generator>
  </office:meta>
</office:document-meta>
</file>